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1bb1" officeooo:paragraph-rsid="00111bb1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1bb1" officeooo:paragraph-rsid="00111bb1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Arial" fo:font-weight="bold" officeooo:rsid="00111bb1" officeooo:paragraph-rsid="00111bb1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Arial" fo:font-weight="bold" officeooo:rsid="0016e8be" officeooo:paragraph-rsid="0016e8be" style:font-weight-asian="bold" style:font-weight-complex="bold"/>
    </style:style>
    <style:style style:name="P5" style:family="paragraph" style:parent-style-name="Standard">
      <style:text-properties style:font-name="Arial" fo:font-weight="bold" officeooo:rsid="0018c3f8" officeooo:paragraph-rsid="0018c3f8" style:font-weight-asian="bold" style:font-weight-complex="bold"/>
    </style:style>
    <style:style style:name="P6" style:family="paragraph" style:parent-style-name="Standard">
      <style:text-properties style:font-name="Arial" fo:font-weight="bold" officeooo:rsid="001a8c7f" officeooo:paragraph-rsid="001a8c7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weight="bold" officeooo:rsid="00111bb1" officeooo:paragraph-rsid="00111bb1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Arial" officeooo:rsid="001260a0" officeooo:paragraph-rsid="001260a0"/>
    </style:style>
    <style:style style:name="P9" style:family="paragraph" style:parent-style-name="Standard">
      <style:text-properties style:font-name="Arial" officeooo:rsid="00127dc6" officeooo:paragraph-rsid="00127dc6"/>
    </style:style>
    <style:style style:name="P10" style:family="paragraph" style:parent-style-name="Standard">
      <style:text-properties style:font-name="Arial" officeooo:rsid="0013978a" officeooo:paragraph-rsid="0013978a"/>
    </style:style>
    <style:style style:name="P11" style:family="paragraph" style:parent-style-name="Standard">
      <style:text-properties style:font-name="Arial" officeooo:rsid="0016e8be" officeooo:paragraph-rsid="0016e8be"/>
    </style:style>
    <style:style style:name="P12" style:family="paragraph" style:parent-style-name="Standard">
      <style:text-properties style:font-name="Arial" officeooo:rsid="0018c3f8" officeooo:paragraph-rsid="0018c3f8"/>
    </style:style>
    <style:style style:name="P13" style:family="paragraph" style:parent-style-name="Standard">
      <style:text-properties style:font-name="Arial" fo:font-weight="normal" officeooo:rsid="0018c3f8" officeooo:paragraph-rsid="0018c3f8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a8c7f" officeooo:paragraph-rsid="001a8c7f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b5302" officeooo:paragraph-rsid="001b5302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1ee059" officeooo:paragraph-rsid="001ee059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215061" officeooo:paragraph-rsid="00215061" style:font-weight-asian="normal" style:font-weight-complex="normal"/>
    </style:style>
    <style:style style:name="P18" style:family="paragraph" style:parent-style-name="Standard">
      <style:text-properties style:font-name="Arial" fo:font-weight="bold" officeooo:rsid="0018c3f8" officeooo:paragraph-rsid="0018c3f8" style:font-weight-asian="bold" style:font-weight-complex="bold"/>
    </style:style>
    <style:style style:name="P19" style:family="paragraph" style:parent-style-name="Standard">
      <style:text-properties style:font-name="Arial" fo:font-weight="bold" officeooo:rsid="001d46f4" officeooo:paragraph-rsid="001d46f4" style:font-weight-asian="bold" style:font-weight-complex="bold"/>
    </style:style>
    <style:style style:name="P20" style:family="paragraph" style:parent-style-name="Standard">
      <style:text-properties style:font-name="Arial" fo:font-weight="bold" officeooo:rsid="001a8c7f" officeooo:paragraph-rsid="001a8c7f" style:font-weight-asian="bold" style:font-weight-complex="bold"/>
    </style:style>
    <style:style style:name="P21" style:family="paragraph" style:parent-style-name="Standard">
      <style:text-properties style:font-name="Arial" fo:font-weight="bold" officeooo:rsid="00127dc6" officeooo:paragraph-rsid="00127dc6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Arial" fo:font-weight="bold" officeooo:rsid="00127dc6" officeooo:paragraph-rsid="00127dc6" style:font-weight-asian="bold" style:font-weight-complex="bold"/>
    </style:style>
    <style:style style:name="P23" style:family="paragraph" style:parent-style-name="Standard">
      <style:text-properties style:font-name="Arial" fo:font-weight="bold" officeooo:rsid="00215061" officeooo:paragraph-rsid="00215061" style:font-weight-asian="bold" style:font-weight-complex="bold"/>
    </style:style>
    <style:style style:name="P24" style:family="paragraph" style:parent-style-name="Standard">
      <style:text-properties style:font-name="Arial" officeooo:rsid="00127dc6" officeooo:paragraph-rsid="00127dc6"/>
    </style:style>
    <style:style style:name="P25" style:family="paragraph" style:parent-style-name="Standard">
      <style:text-properties style:font-name="Arial" officeooo:rsid="0013978a" officeooo:paragraph-rsid="0013978a"/>
    </style:style>
    <style:style style:name="P26" style:family="paragraph" style:parent-style-name="Standard">
      <style:text-properties style:font-name="Arial" officeooo:rsid="0018c3f8" officeooo:paragraph-rsid="0018c3f8"/>
    </style:style>
    <style:style style:name="P27" style:family="paragraph" style:parent-style-name="Standard">
      <style:text-properties style:font-name="Arial" officeooo:rsid="00215061" officeooo:paragraph-rsid="00215061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fffff"/>
      <style:paragraph-properties fo:text-align="center" style:writing-mode="lr-tb"/>
    </style:style>
    <style:style style:name="P30" style:family="paragraph">
      <loext:graphic-properties draw:fill="solid" draw:fill-color="#ffffff"/>
      <style:paragraph-properties style:writing-mode="lr-tb"/>
    </style:style>
    <style:style style:name="T1" style:family="text">
      <style:text-properties officeooo:rsid="00131e56"/>
    </style:style>
    <style:style style:name="T2" style:family="text">
      <style:text-properties officeooo:rsid="0013978a"/>
    </style:style>
    <style:style style:name="T3" style:family="text">
      <style:text-properties officeooo:rsid="0018c3f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5061" style:font-weight-asian="normal" style:font-weight-complex="normal"/>
    </style:style>
    <style:style style:name="T6" style:family="text">
      <style:text-properties officeooo:rsid="002057bd"/>
    </style:style>
    <style:style style:name="T7" style:family="text">
      <style:text-properties officeooo:rsid="00230540"/>
    </style:style>
    <style:style style:name="gr1" style:family="graphic">
      <style:graphic-properties svg:stroke-color="#000000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6937in" fo:min-width="1.336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6665in" fo:min-width="1.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4 Fall CPSC 223C Midterm</text:p>
      <text:p text:style-name="P2">October 14, 2024 <text:s/>10am-12 noon.</text:p>
      <text:p text:style-name="P2">Frequency Table</text:p>
      <text:p text:style-name="P1"/>
      <text:p text:style-name="P1"/>
      <text:p text:style-name="P1"/>
      <text:p text:style-name="P1"/>
      <text:p text:style-name="P5">Basic info<text:span text:style-name="T4">rmation</text:span></text:p>
      <text:p text:style-name="P5"><text:span text:style-name="T4"/></text:p>
      <text:p text:style-name="P19"><text:span text:style-name="T4">The value of this program is 100 points</text:span></text:p>
      <text:p text:style-name="P5"><text:span text:style-name="T4"/></text:p>
      <text:p text:style-name="P13">This is an open note and open internet test. <text:s/>You may reference those materials during the test if needed.</text:p>
      <text:p text:style-name="P5"><text:span text:style-name="T4"/></text:p>
      <text:p text:style-name="P5"><text:span text:style-name="T4"/></text:p>
      <text:p text:style-name="P19"><text:span text:style-name="T4">Partial credit will be awarded for working programs that do not perform everything described in this document. <text:s/>Make sure you submit a working program even if it performs a small portion of the requirements. <text:s/>Don’t a non-working program.</text:span></text:p>
      <text:p text:style-name="P5"><text:span text:style-name="T4"/></text:p>
      <text:p text:style-name="P5"><text:span text:style-name="T4"/></text:p>
      <text:p text:style-name="P14">The prof will not be in the classroom during the test. <text:s text:c="2"/>You may take the test from any location that has a stable internet connection.</text:p>
      <text:p text:style-name="P6"><text:span text:style-name="T4"/></text:p>
      <text:p text:style-name="P6"><text:span text:style-name="T4"/></text:p>
      <text:p text:style-name="P19"><text:span text:style-name="T4">If you have a question during the test, send it to holliday@fullerton.edu. <text:s text:c="2"/>I will respond quickly to any questions you may send me.</text:span></text:p>
      <text:p text:style-name="P6"><text:span text:style-name="T4"/></text:p>
      <text:p text:style-name="P6"><text:span text:style-name="T4"/></text:p>
      <text:p text:style-name="P19"><text:span text:style-name="T4">Your source file(s) should have the following identification:</text:span></text:p>
      <text:p text:style-name="P19"><text:span text:style-name="T4"><text:tab/>//Your name</text:span></text:p>
      <text:p text:style-name="P19"><text:span text:style-name="T4"><text:tab/>//Your email</text:span></text:p>
      <text:p text:style-name="P19"><text:span text:style-name="T4"><text:tab/>//This course: CPSC223C</text:span></text:p>
      <text:p text:style-name="P19"><text:span text:style-name="T4"><text:tab/>//This product: “Midterm test”</text:span></text:p>
      <text:p text:style-name="P19"><text:span text:style-name="T4"><text:tab/>//Today’s date: <text:s/>“Oct 14, 2024.</text:span></text:p>
      <text:p text:style-name="P19"><text:span text:style-name="T4">No other comments are required.</text:span></text:p>
      <text:p text:style-name="P19"><text:span text:style-name="T4"/></text:p>
      <text:p text:style-name="P19"><text:span text:style-name="T4"/></text:p>
      <text:p text:style-name="P19"><text:span text:style-name="T4">A correctly working solution all in the main function will earn you about 8</text:span><text:span text:style-name="T5">5</text:span><text:span text:style-name="T4">-</text:span><text:span text:style-name="T5">90</text:span><text:span text:style-name="T4"> points. <text:s/>If time allows, then partition your program into callable functions. <text:s/>This is explained in the following pages. <text:s text:c="2"/>Partitioning into function may earn you 100 points out of 100.</text:span></text:p>
      <text:p text:style-name="P15"/>
      <text:p text:style-name="P17">A file for testing your program will be included with this document.</text:p>
      <text:p text:style-name="P15"/>
      <text:p text:style-name="P15"/>
      <text:p text:style-name="P16">Continue to the next page.</text:p>
      <text:p text:style-name="P3">Requirements</text:p>
      <text:p text:style-name="P1"/>
      <text:p text:style-name="P1">Make a C program that does the following steps.</text:p>
      <text:p text:style-name="P1"/>
      <text:p text:style-name="P1">The program asks the user to input the name of a local text file.</text:p>
      <text:p text:style-name="P1"/>
      <text:p text:style-name="P1">The program opens that file and copies the entire file into a 1-dim array of char.</text:p>
      <text:p text:style-name="P1"/>
      <text:p text:style-name="P1">Then the file is closed.</text:p>
      <text:p text:style-name="P1"/>
      <text:p text:style-name="P1">The program uses the 1-dim array of chars to create a frequency table. <text:s text:c="2"/>The table has one entry for each ascii character from 0 to 255.</text:p>
      <text:p text:style-name="P1"/>
      <text:p text:style-name="P8">When the frequency table is outputted to the monitor we see something like this</text:p>
      <text:p text:style-name="P8"/>
      <text:p text:style-name="P8"><text:tab/>……</text:p>
      <text:p text:style-name="P8"><text:tab/>65 <text:s text:c="4"/>A <text:s text:c="5"/>9</text:p>
      <text:p text:style-name="P8"><text:tab/>66 <text:s text:c="4"/>B <text:s text:c="5"/>2</text:p>
      <text:p text:style-name="P8"><text:tab/>67 <text:s text:c="4"/>C <text:s text:c="5"/>4</text:p>
      <text:p text:style-name="P8"><text:tab/>68 <text:s text:c="4"/>D <text:s text:c="5"/>0</text:p>
      <text:p text:style-name="P8"><text:tab/> <text:s text:c="4"/>etc</text:p>
      <text:p text:style-name="P8"/>
      <text:p text:style-name="P8">There are three columns in each row of output: <text:s/>an ascii number, an ascii character, and a count of the number of times that characters appears in the 1-dim array.</text:p>
      <text:p text:style-name="P8"/>
      <text:p text:style-name="P8">You pick the data structure to hold your frequency data. <text:s/>I don’t have a recommended array for this purpose. <text:s/>I think something simple like <text:s text:c="2"/>int frequency[256] <text:s text:c="2"/>will do the job. <text:s text:c="2"/>If you think of a better way to store the frequency table, then that will be fine for this midterm</text:p>
      <text:p text:style-name="P8"/>
      <text:p text:style-name="P8">The program makes a pass through the 1-dim array of char while it builds the frequency table.</text:p>
      <text:p text:style-name="P8"/>
      <text:p text:style-name="P8">When the frequency table is complete then the program displays the frequency table from number 0 through number 255.</text:p>
      <text:p text:style-name="P8"/>
      <text:p text:style-name="P9">Here you have an opportunity to inspect your output and confirm that your program is correct to this point.</text:p>
      <text:p text:style-name="P9"/>
      <text:p text:style-name="P9">Next add a reverse sort to your program. <text:s text:c="2"/>The frequency table will be sorted in order from highest frequency to lowest frequency.</text:p>
      <text:p text:style-name="P9"/>
      <text:p text:style-name="P9">Again output the frequency table to the monitor after sorting it.</text:p>
      <text:p text:style-name="P9">Output a farewell greeting.</text:p>
      <text:p text:style-name="P9"/>
      <text:p text:style-name="P9">Send a zero to the operating system as a sign of a successful run.</text:p>
      <text:p text:style-name="P9"/>
      <text:p text:style-name="P9">//End of description of actions of the midterm program.</text:p>
      <text:p text:style-name="P9"/>
      <text:p text:style-name="P21"/>
      <text:p text:style-name="P22">Partitioning the solution</text:p>
      <text:p text:style-name="P9"/>
      <text:p text:style-name="P9">The professor knows that this is a test with strict time limits. <text:s text:c="2"/><text:span text:style-name="T1">Partitioning the solution is second in importance, </text:span><text:span text:style-name="T2">where a program that produces correct output will gain for you the most points.</text:span></text:p>
      <text:p text:style-name="P9"/>
      <text:p text:style-name="P10">If you have time partition your solution into individual files. <text:s/>Here is a suggestion. <text:s/>For partitioning.</text:p>
      <text:p text:style-name="P10"/>
      <text:p text:style-name="P10"><draw:custom-shape text:anchor-type="paragraph" draw:z-index="0" draw:name="Shape 1" draw:style-name="gr4" draw:text-style-name="P30" svg:width="1.5004in" svg:height="0.6669in" svg:x="2.5508in" svg:y="0.0972in"><text:p text:style-name="P28">main</text:p><draw:enhanced-geometry svg:viewBox="0 0 21600 21600" draw:type="rectangle" draw:enhanced-path="M 0 0 L 21600 0 21600 21600 0 21600 0 0 Z N"/></draw:custom-shape><draw:custom-shape text:anchor-type="paragraph" draw:z-index="4" draw:name="Shape 3" draw:style-name="gr3" draw:text-style-name="P29" svg:width="1.337in" svg:height="0.6941in" svg:x="4.7866in" svg:y="0.0728in"><text:p text:style-name="P28">r.sh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><draw:line text:anchor-type="paragraph" draw:z-index="5" draw:name="Line 1" draw:style-name="gr1" draw:text-style-name="P28" svg:x1="3.2591in" svg:y1="0.189in" svg:x2="3.3008in" svg:y2="1.1024in"><text:p/></draw:line></text:p>
      <text:p text:style-name="P10"/>
      <text:p text:style-name="P10"/>
      <text:p text:style-name="P10"><draw:line text:anchor-type="paragraph" draw:z-index="7" draw:name="Line 2" draw:style-name="gr2" draw:text-style-name="P28" svg:x1="1.811in" svg:y1="0.1516in" svg:x2="5.1445in" svg:y2="0.1516in"><text:p/></draw:line><draw:line text:anchor-type="paragraph" draw:z-index="6" draw:name="Horizontal line 1" draw:style-name="gr1" draw:text-style-name="P28" svg:x1="1.811in" svg:y1="0.1516in" svg:x2="1.811in" svg:y2="0.5087in"><text:p/></draw:line><draw:line text:anchor-type="paragraph" draw:z-index="8" draw:name="Horizontal line 3" draw:style-name="gr1" draw:text-style-name="P28" svg:x1="5.1236in" svg:y1="0.1516in" svg:x2="5.1445in" svg:y2="0.5441in"><text:p/></draw:line></text:p>
      <text:p text:style-name="P10"/>
      <text:p text:style-name="P10"><draw:custom-shape text:anchor-type="paragraph" draw:z-index="1" draw:name="Shape 2" draw:style-name="gr3" draw:text-style-name="P30" svg:width="1.337in" svg:height="0.6941in" svg:x="1.0472in" svg:y="0.1252in"><text:p text:style-name="P28">transfer.c</text:p><draw:enhanced-geometry svg:viewBox="0 0 21600 21600" draw:type="rectangle" draw:enhanced-path="M 0 0 L 21600 0 21600 21600 0 21600 0 0 Z N"/></draw:custom-shape><draw:custom-shape text:anchor-type="paragraph" draw:z-index="3" draw:name="Shape 6" draw:style-name="gr3" draw:text-style-name="P29" svg:width="1.337in" svg:height="0.6941in" svg:x="2.6098in" svg:y="0.1437in"><text:p text:style-name="P28">fill_frequency.c</text:p><draw:enhanced-geometry svg:viewBox="0 0 21600 21600" draw:type="rectangle" draw:enhanced-path="M 0 0 L 21600 0 21600 21600 0 21600 0 0 Z N"/></draw:custom-shape><draw:custom-shape text:anchor-type="paragraph" draw:z-index="2" draw:name="Shape 5" draw:style-name="gr3" draw:text-style-name="P29" svg:width="1.337in" svg:height="0.6941in" svg:x="4.422in" svg:y="0.1602in"><text:p text:style-name="P28">sort.c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1">Both arrays, the array with data from the file and the frequency array, are declared in main.</text:p>
      <text:p text:style-name="P11"/>
      <text:p text:style-name="P11">The function transfer copies the data from the file to the 1-dim array of chars.</text:p>
      <text:p text:style-name="P11"/>
      <text:p text:style-name="P11">The function fill_frequency makes a pass through the 1-dim array of chars and updates frequencies as it loops through the data array.</text:p>
      <text:p text:style-name="P11"/>
      <text:p text:style-name="P11">The sort function is your choice. <text:s/>This function is comparing frequency number as it sorts in descending order. <text:s/>Hopefully you have a sort function that you can easily transfer to this program.</text:p>
      <text:p text:style-name="P4">Maximize your points</text:p>
      <text:p text:style-name="P11"/>
      <text:p text:style-name="P11">The most important thing you can do is make a single main function that does all 3 activities correctly, namely</text:p>
      <text:p text:style-name="P11"/>
      <text:p text:style-name="P11"><text:tab/>==&gt; transfer data from file to 1-dim array of char</text:p>
      <text:p text:style-name="P11"><text:tab/>==&gt; <text:span text:style-name="T3">build the frequency table by pass through the 1-dim array of character</text:span></text:p>
      <text:p text:style-name="P10"><text:tab/><text:span text:style-name="T3">==&gt; output the frequency table</text:span></text:p>
      <text:p text:style-name="P10"><text:tab/><text:span text:style-name="T3">==&gt; sort the frequency table</text:span></text:p>
      <text:p text:style-name="P10"><text:tab/><text:span text:style-name="T3">==&gt; output the frequency table one last time</text:span></text:p>
      <text:p text:style-name="P10"><text:tab/><text:span text:style-name="T3">==&gt; say good-bye</text:span></text:p>
      <text:p text:style-name="P10"/>
      <text:p text:style-name="P10"/>
      <text:p text:style-name="P10"/>
      <text:p text:style-name="P12"><text:span text:style-name="T6">If you </text:span>have tim<text:span text:style-name="T6">e,</text:span> upgrade your program with one or more callable function<text:span text:style-name="T6">s as shown</text:span> in the diagram of the previous page.</text:p>
      <text:p text:style-name="P12"/>
      <text:p text:style-name="P12"/>
      <text:p text:style-name="P12"/>
      <text:p text:style-name="P12"/>
      <text:p text:style-name="P23">Conclusion</text:p>
      <text:p text:style-name="P27"/>
      <text:p text:style-name="P27">When you are ready to submit your program, open a new outgoing email message addressed to the usual place: <text:s text:c="2"/><text:a xlink:type="simple" xlink:href="mailto:cpscgrader@pronton.me" text:style-name="Internet_20_link" text:visited-style-name="Visited_20_Internet_20_Link">cpscgrader@pronton.me</text:a>. <text:s text:c="2"/>Attach your program files. <text:s/>In the subject line put “223C Midterm”.</text:p>
      <text:p text:style-name="P27"/>
      <text:p text:style-name="P27">I have access to that email client and I will be watching your submissions arrive. <text:s/>I will do my best to send you a confirmation message when your program arrives. <text:s/>Usually programs arrive in rapid sequence and I can’t keep up with the speed of arrivals. <text:s/>I will do my best to send you the confirmation message.</text:p>
      <text:p text:style-name="P27"/>
      <text:p text:style-name="P27"/>
      <text:p text:style-name="P27"/>
      <text:p text:style-name="P27"/>
      <text:p text:style-name="P23">Next class meeting</text:p>
      <text:p text:style-name="P27"/>
      <text:p text:style-name="P27">Let’s meet on Wednesday at 10am. <text:s text:c="2"/>I will try my best to have your assignment #4 ready for distribution on Wednesday. <text:s/><text:span text:style-name="T7">For me it is a busy week because I will be creating and administrating 6 other midterm tests during that week. <text:s/>I will keep all of you informed via email about future class meeting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63" meta:word-count="884" meta:character-count="5092" meta:non-whitespace-character-count="4169"/>
  </office:meta>
</office:document-meta>
</file>